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Text_20_body">
      <style:text-properties style:font-name="Courier New"/>
    </style:style>
    <style:style style:name="P3" style:family="paragraph" style:parent-style-name="Text_20_body">
      <style:text-properties fo:color="#0000ff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Text_20_body">
      <style:text-properties fo:color="#00ae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style:font-name="Arial" fo:font-weight="bold" style:font-weight-asian="bold" style:font-weight-complex="bold"/>
    </style:style>
    <style:style style:name="P7" style:family="paragraph" style:parent-style-name="Text_20_body">
      <style:text-properties style:font-name="Courier New" officeooo:paragraph-rsid="000fd4b5"/>
    </style:style>
    <style:style style:name="P8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Courier New"/>
    </style:style>
    <style:style style:name="T2" style:family="text">
      <style:text-properties officeooo:rsid="000fd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Formatierungen</text:h>
      <text:p text:style-name="Text_20_body">In der deutschen Übersetzung von J!German gibt es Warnungen, Hinweise und Beispiele.</text:p>
      <text:p text:style-name="Text_20_body">Diese setzen sich aus der Kennzeichnung (Warnung, Hinweis, Beispiel) zusammen, gefolgt von einem Doppelpunkt. Ein einfaches Farbschema unterstützt die schnelle Einordnung des Inhalts.</text:p>
      <text:p text:style-name="Text_20_body">Der folgende Text sollte dann in schwarz erfolgen, damit er besser lesbar ist.</text:p>
      <text:p text:style-name="Text_20_body"/>
      <text:p text:style-name="P1">Warnung:</text:p>
      <text:p text:style-name="Text_20_body">Das Ändern des Tabellenpräfix sollte nur von Fachmännern gemacht werden!</text:p>
      <text:p text:style-name="P2">red</text:p>
      <text:p text:style-name="Text_20_body"/>
      <text:p text:style-name="P3">Hinweis:</text:p>
      <text:p text:style-name="Text_20_body">Eine Kategorie wird immer einer Sektion untergeordnet.</text:p>
      <text:p text:style-name="P2"><text:span text:style-name="T2">Bis Joomla! 2.5: b</text:span>lue; <text:span text:style-name="T2">Ab Joomla! 3.0: lightblue</text:span></text:p>
      <text:p text:style-name="Text_20_body"/>
      <text:p text:style-name="P4">Beispiel:</text:p>
      <text:p text:style-name="Text_20_body">Joomla, CMS, „Joomla! macht Spaß!”</text:p>
      <text:p text:style-name="P2">green</text:p>
      <text:p text:style-name="Text_20_body"/>
      <text:p text:style-name="P5">Code (Joomla! 1.5):</text:p>
      <text:p text:style-name="P2">&lt;p&gt;&lt;font color=red&gt;&lt;strong&gt;&lt;u&gt;Warnung:&lt;/u&gt;&lt;/strong&gt;&lt;/font&gt;&lt;br /&gt;<text:line-break/>Das Ändern des Tabellenpräfix sollte nur von Fachmännern gemacht werden!&lt;/p&gt;</text:p>
      <text:p text:style-name="P2"/>
      <text:p text:style-name="P5">Code (Joomla! 1.6 / 1.7):</text:p>
      <text:p text:style-name="P2">&lt;br /&gt;&lt;br /&gt;&lt;font color="_QQ_"red"_QQ_"&gt;&lt;strong&gt;&lt;u&gt;Warnung:&lt;/u&gt;&lt;/strong&gt;&lt;/font&gt;&lt;br /&gt;Das Ändern des Tabellenpräfix sollte nur von Fachmännern gemacht werden!</text:p>
      <text:p text:style-name="P2"/>
      <text:p text:style-name="P6">Code (ab Joomla! 2.5):</text:p>
      <text:p text:style-name="P7">&lt;br /&gt;&lt;br /&gt;&lt;span style="_QQ_"text-decoration: underline; color: red;"_QQ_"&gt;&lt;strong&gt;Warnung:&lt;/strong&gt;&lt;/span&gt;&lt;br /&gt;Das Ändern des Tabellenpräfix sollte nur von Fachmännern gemacht werden!</text:p>
      <text:p text:style-name="Text_20_body"/>
      <text:p text:style-name="P5">Allgemeine Anmerkung:</text:p>
      <text:p text:style-name="Text_20_body">Auch wenn man <text:span text:style-name="Absatz-Standardschriftart"><text:span text:style-name="T1">&lt;font&gt;&lt;/font&gt;</text:span></text:span> sowie <text:span text:style-name="Absatz-Standardschriftart"><text:span text:style-name="T1">&lt;u&gt;&lt;/u&gt;</text:span></text:span> nicht verwenden sollten, lassen uns zu diesem Zeitpunkt die Formatierungsmöglichkeiten der INI-Dateien in Joomla! 1.6 und 1.7 keine andere Wah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de" style:country-asian="DE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Arial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de" style:country-asian="DE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S Mincho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9-08-02T19:30:00Z</meta:creation-date>
    <dc:date>2012-10-07T21:12:53.89</dc:date>
    <meta:editing-cycles>15</meta:editing-cycles>
    <meta:editing-duration>PT4H18M2S</meta:editing-duration>
    <meta:document-statistic meta:table-count="0" meta:image-count="0" meta:object-count="0" meta:page-count="1" meta:paragraph-count="21" meta:word-count="168" meta:character-count="1357" meta:non-whitespace-character-count="1210"/>
    <meta:template xlink:type="simple" xlink:actuate="onRequest" xlink:title="" xlink:href="Normal"/>
  </office:meta>
</office:document-meta>
</file>